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0b" officeooo:paragraph-rsid="00090e0b"/>
    </style:style>
    <style:style style:name="P2" style:family="paragraph" style:parent-style-name="Standard">
      <style:text-properties officeooo:rsid="000ba00a" officeooo:paragraph-rsid="000ba00a"/>
    </style:style>
    <style:style style:name="T1" style:family="text">
      <style:text-properties officeooo:rsid="000a5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muutos</text:span></text:p>
      <text:p text:style-name="P1"/>
      <text:p text:style-name="P1"/>
      <text:p text:style-name="P2">git add -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8:58:35.638933604</meta:creation-date>
    <dc:date>2024-11-01T10:04:57.839278166</dc:date>
    <meta:editing-duration>PT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" meta:character-count="21" meta:non-whitespace-character-count="18"/>
  </office:meta>
</office:document-meta>
</file>